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9" table:number-rows-spanned="1">
            <text:p>The global color palette is loaded in the loading screen, but not retained anywhere else once put into palette memory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0x0800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0x080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b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50:27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9T20:38:01.200000000</dc:date>
    <meta:editing-duration>P8DT15H37M5S</meta:editing-duration>
    <meta:editing-cycles>60</meta:editing-cycles>
    <meta:document-statistic meta:table-count="3" meta:cell-count="324" meta:object-count="0"/>
  </office:meta>
</office:document-meta>
</file>